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41">
            <text:p>8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640">
            <text:p>3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1006">
            <text:p>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3">
            <text:p>8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1">
            <text:p>5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8">
            <text:p>15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185">
            <text:p>1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2">
            <text:p>10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762">
            <text:p>107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953">
            <text:p>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3">
            <text:p>1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3">
            <text:p>9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797">
            <text:p>10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5246">
            <text:p>475246</text:p>
          </table:table-cell>
          <table:table-cell table:style-name="ce21" office:value-type="string">
            <text:p>Kaplan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70">
            <text:p>7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90">
            <text:p>1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3">
            <text:p>1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61">
            <text:p>1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84">
            <text:p>56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177">
            <text:p>177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57">
            <text:p>1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68">
            <text:p>5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29">
            <text:p>1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7">
            <text:p>2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3">
            <text:p>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3">
            <text:p>1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1202">
            <text:p>11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99">
            <text:p>10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">
            <text:p>2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889">
            <text:p>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09">
            <text:p>10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23">
            <text:p>28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289">
            <text:p>289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04">
            <text:p>1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" style:display-name="PageStyle_Arrest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